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9pt" style:font-size-asian="9pt" style:font-size-complex="9pt"/>
    </style:style>
    <style:style style:name="P11" style:family="paragraph" style:parent-style-name="Footer">
      <style:paragraph-properties fo:text-align="start" style:justify-single-word="false"/>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0% 100%" fo:font-size="12pt" style:font-size-asian="12pt" style:font-size-complex="12pt"/>
    </style:style>
    <style:style style:name="T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text-position="0% 100%" fo:font-weight="bold" style:font-weight-asian="bold" style:font-weight-complex="bold"/>
    </style:style>
    <style:style style:name="T6" style:family="text">
      <style:text-properties style:text-position="0% 100%" fo:font-style="italic" style:font-style-asian="italic" style:font-style-complex="italic"/>
    </style:style>
    <style:style style:name="T7" style:family="text">
      <style:text-properties style:text-position="0% 100%" fo:font-style="normal" style:font-style-asian="normal" style:font-style-complex="normal"/>
    </style:style>
    <style:style style:name="T8" style:family="text">
      <style:text-properties style:text-position="0% 100%" fo:font-style="normal" fo:font-weight="bold" style:font-style-asian="normal" style:font-weight-asian="bold" style:font-style-complex="normal" style:font-weight-complex="bold"/>
    </style:style>
    <style:style style:name="T9" style:family="text">
      <style:text-properties style:text-position="0% 100%" fo:font-style="normal" style:text-underline-style="none" style:font-style-asian="normal" style:font-style-complex="normal"/>
    </style:style>
    <style:style style:name="T10" style:family="text">
      <style:text-properties style:text-position="0% 100%" fo:font-size="20pt" fo:font-style="normal" fo:font-weight="bold" style:font-size-asian="20pt" style:font-style-asian="normal" style:font-weight-asian="bold" style:font-size-complex="20pt" style:font-style-complex="normal" style:font-weight-complex="bold"/>
    </style:style>
    <style:style style:name="T11" style:family="text">
      <style:text-properties style:text-position="0% 100%"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undpropaganda/Virales Marketing</text:p>
      <text:p text:style-name="P5"/>
      <text:p text:style-name="P4">Mundpropaganda</text:p>
      <text:p text:style-name="P2"/>
      <text:p text:style-name="P2">Definition</text:p>
      <text:p text:style-name="P6">Der Begriff „Mundpropaganda“ oder auch „Mund-zu-Mund-Propaganda“ beschreibt die Weitergabe von Informationen oder Empfehlung in einem persönlichen Gespräch. Dabei handelt es sich oft um Empfehlungen oder simples „über-etwas-reden“. <text:s/>Meistens erfolgt Mundpropaganda unabsichtlich und ungezielt, allerdings kann man diese Methode allerdings auch gezielt eingesetzt werden. Dabei wird darauf abgezielt ein Produkt oder Unternehmen „in aller Munde“ zu bekommen.</text:p>
      <text:p text:style-name="P6"/>
      <text:p text:style-name="P2">Verwendung im Marketing</text:p>
      <text:p text:style-name="P6">Im Marketing gibt es einige Strategien sein Produkt über Mundpropaganda zu bewerben. Diese Methode ist besonders effektiv, da die Form einer Empfehlung in einem persönlichem Gespräch mit einem Freund, einem <text:s/>Familienmitglied oder ähnlichem als besonders vertrauenswürdig erscheint.</text:p>
      <text:p text:style-name="P6">Weltweit vertrauen 90 Prozent der Konsumenten einer Empfehlung eines <text:span text:style-name="T2">Bekannten</text:span><text:span text:style-name="T1">1</text:span><text:span text:style-name="T2">. Es wird somit darauf abgezielt, dass in den Zielgruppen selbst-laufend möglichst positiv über einen Anbieter oder eines seiner Produkte oder Dienstleistungen gesprochen wird. Dadurch soll die Aufmerksamkeit und das Interesse geweckt werden und schließlich der Bekanntheitsgrad und damit auch die Verkaufszahlen gesteigert werden. Dabei beinhaltet eine Empfehlung immer eine Handlungsaluforderung, die auf einer persönlichen Erfahrung mit dem empfohlenen Produkt basiert. Diese ist jedoch nicht sofort ersichtlich, da die Empfehlung nicht auf einem kommerziellen Interesse besteht. </text:span></text:p>
      <text:p text:style-name="P6"><text:span text:style-name="T2"/></text:p>
      <text:p text:style-name="P2"><text:span text:style-name="T2">Digitale Mundpropaganda</text:span></text:p>
      <text:p text:style-name="P6"><text:span text:style-name="T2">In Zeiten des Internets gibt es natürlich auch eine digitale Methode der Mundpropaganda. Diese zielt drauf ab möglichst positive Resonanzen im Internetportalen oder -foren zu erhalten. Daher bieten viele Anbieter eine Bewertungsfunktion an. Dabei kann der Konsument meistens an einem Ratingsystem teilnehmen und/oder einen Empfehlungstext zum Produkt verfassen. Auch in diesem System vertrauen die potentiellen Kunden eher auf die Bewertung anderer Konsumenten als auf die Werbung des Anbieters. Heutzutage gibt es daher Anbieter, die den Konsumenten sogar dafür belohnen, ein Feedback oder eine Bewertung abzugeben.</text:span></text:p>
      <text:p text:style-name="P6"><text:span text:style-name="T2"/></text:p>
      <text:p text:style-name="P4"><text:span text:style-name="T2">Virales Marketing</text:span></text:p>
      <text:p text:style-name="P2"><text:span text:style-name="T2"/></text:p>
      <text:p text:style-name="P2"><text:span text:style-name="T2">Definition</text:span></text:p>
      <text:p text:style-name="P6"><text:span text:style-name="T2">Die Form des viralen Marketings basiert auf der Grundlage der Mundpropaganda. Der entscheidende Unterschied ist jedoch, dass im viralen Marketing soziale Netzwerke und Medien genutzt werden um auf eine Marke, ein Produkt, eine Kampagne oder ein Unternehmen aufmerksam zu machen. Diese sollen sich „viral“ (epidemieartig, wie ein Virus) im Netz verbreiten. Dabei verspricht der minimale finanzielle Aufwand einen überproportional großen Erfolg.</text:span></text:p>
      <text:p text:style-name="P6"><text:span text:style-name="T2"/></text:p>
      <text:p text:style-name="P6"><text:span text:style-name="T2"/></text:p>
      <text:p text:style-name="P6"><text:span text:style-name="T2"/></text:p>
      <text:p text:style-name="P6"><text:span text:style-name="T2"/></text:p>
      <text:p text:style-name="P10"><text:span text:style-name="T2"/></text:p>
      <text:p text:style-name="P11"><text:span text:style-name="T11">1. - </text:span><text:a xlink:type="simple" xlink:href="http://www.wuv.de/medien/nielsen_konsumenten_vertrauen_mundpropaganda_und_medien" text:style-name="Internet_20_link" text:visited-style-name="Visited_20_Internet_20_Link"><text:span text:style-name="T11">http://www.wuv.de/medien/nielsen_konsumenten_vertrauen_mundpropaganda_und_medien</text:span></text:a></text:p>
      <text:p text:style-name="P6"><text:span text:style-name="T2"/></text:p>
      <text:p text:style-name="P1"><text:soft-page-break/><text:span text:style-name="T5">Verwendung</text:span></text:p>
      <text:p text:style-name="P1"><text:span text:style-name="T3">Angelehnt an der Aktivität des Verbreiters unterscheidet man zwischen verschiedenen Formen des viralen Marketings.</text:span></text:p>
      <text:p text:style-name="P1"><text:span text:style-name="T3"/></text:p>
      <text:p text:style-name="P2"><text:span text:style-name="T3">Passives virales Marketing</text:span></text:p>
      <text:p text:style-name="P3"><text:span text:style-name="T3"><text:tab/>Charakteristisch für das passive virale Marketing ist das Verbreiten der Nachricht allein <text:tab/>durch die Nutzung des Produktes. So haben zum Beispiel viele Mail-Services eine Fußzeile <text:tab/>die bei jeder gesendeten Mail auf den Anbieter verweist.</text:span></text:p>
      <text:p text:style-name="P2"><text:span text:style-name="T3">Aktives virales Marketing</text:span></text:p>
      <text:p text:style-name="P3"><text:span text:style-name="T3"><text:tab/>Beim aktiven viralen Marketing hingegen verbreitet der Nutzer die Botschaft aktiv selbst. <text:tab/>Dafür muss er jedoch eine Motivation und eine Möglichkeit, der Verbreitung erhalten. </text:span></text:p>
      <text:p text:style-name="P9"><text:span text:style-name="T2"/></text:p>
      <text:p text:style-name="P7"><text:span text:style-name="T2">Des weiteren existiert auch ein </text:span><text:span text:style-name="T5">werbungsorientierter Ansatz. </text:span><text:span text:style-name="T2">Dabei versucht man eine möglichst ausgefallene Werbung viral zu verbreiten, indem man den Zuschauer motiviert die Werbung mit seinen Freunden zu teilen, ohne dass die Werbung im Vordergrund steht. So hat ein Unternehmen, dass Standmixer herstellt im Jahr 2006 eine eigene Videokampagne erstellt, die sich sehr erfolgreich viral verbreitet hat. In der Show wurden vor laufender Kamera verschieden Alltagsgegenstände, die als besonders robust gelten vom beworbenen Mixer zerkleinert. Der dafür verantwortliche Unternehmer wurde für eine Umsatzsteigerung von 700 Prozent dafür zum </text:span><text:span text:style-name="T6">Unternehmer des Jahres </text:span><text:span text:style-name="T7">gekürt.</text:span></text:p>
      <text:p text:style-name="P7"><text:span text:style-name="T7">Ausschlaggebend für den Erfolg der Erfolg der Kampagne ist das „</text:span><text:span text:style-name="T8">Seeding</text:span><text:span text:style-name="T7">“(aussäen). Dabei gibt es verschiedene Methoden, die sich für unterschiedliche Projekte mehr oder weniger gut anbieten. So gibt es video-sharing- oder picture-sharing Portale wie Youtube oder Flickr oder andere <text:s/>themenrelavante Websites, Foren oder Blogs. Dabei werden am häufigsten „schnelle“ <text:s/>Medien wie Social-Media, Chats, E-Mail oder Instant-Messenger genutzt.</text:span></text:p>
      <text:p text:style-name="P7"><text:span text:style-name="T7">Eine besonders wichtige </text:span><text:span text:style-name="T8">Grundvoraussetzung </text:span><text:span text:style-name="T7">für die erfolgreiche Verbreitung der Werbung ist ein guter „Köder“. Dieser sollte die Zielgruppe ansprechen, unterhaltsam, nützlich, überraschend oder einzigartig sein. Vor allem sollte er Kostenlos zur Verfügung stehen und einfach zu erhalten sein. Auch eine Belohnung durch Gutscheine, Prämien oder Gewinnspiele können den Nutzer motivieren seine Empfehlung weiterzugeben. </text:span></text:p>
      <text:p text:style-name="P7"><text:span text:style-name="T7"/></text:p>
      <text:p text:style-name="P2"><text:span text:style-name="T7">Nachteile</text:span></text:p>
      <text:list xml:id="list1763368265247387144" text:style-name="L1">
        <text:list-item>
          <text:p text:style-name="P8"><text:span text:style-name="T7">Eine Empfehlung eines „Köders“ ist keine Empfehlung für das dahinterstehende Produkt</text:span></text:p>
        </text:list-item>
        <text:list-item>
          <text:p text:style-name="P8"><text:span text:style-name="T7">Der Konsument könnte auch eine negative Sicht auf das Produkt bekommen</text:span></text:p>
        </text:list-item>
        <text:list-item>
          <text:p text:style-name="P8"><text:span text:style-name="T7">Eine verlässliche Erfolgsmessung ist nicht möglich</text:span></text:p>
        </text:list-item>
        <text:list-item>
          <text:p text:style-name="P8"><text:span text:style-name="T7">Virales Marketing über „Bewertungen oder Likes kaufen“ kann zu rechtlichen Problemen führen</text:span></text:p>
        </text:list-item>
        <text:list-item>
          <text:p text:style-name="P8"><text:span text:style-name="T7">Missbrauch der offenen Medien (z.B. abändern von Wikipedia-Artikeln zum Vorteil des Unternehmens)</text:span></text:p>
          <text:p text:style-name="P8"><text:span text:style-name="T10"/></text:p>
        </text:list-item>
      </text:list>
      <text:p text:style-name="P4"><text:span text:style-name="T7">Verwendung für Fubuizz</text:span></text:p>
      <text:p text:style-name="P7"><text:span text:style-name="T7">Für das Projekt Fubuizz funktioniert sowohl das Prinzip der Mundpropaganda als auch das des Viralen Marketings. Dabei könnte das Highscore-System, dass bereits im Spiel vorhanden sein wird bereits als ein hervorragender Köder, da Menschen und besonders die Zielgruppe der Fußballfans gerne Wettstreite veranstalten. So findet man neben Fußballfans die, die Leistung ihrer Lieblingsvereine oder -spieler miteinander vergleichen auch oft Tippspiele oder Ähnliches.</text:span></text:p>
      <text:p text:style-name="P7"><text:span text:style-name="T7">Das in Fubuizz vorhandene Highscore-System regt den Nutzer automatisch dazu an seine Bekannten herauszufordern. <text:s/>Dies kann sowohl als Mundpropaganda stattfinden, als auch als Grundlage für ein virales Marketing-Modell eingesetzt werden.</text:span></text:p>
      <text:p text:style-name="P2"><text:span text:style-name="T4"/></text:p>
      <text:p text:style-name="P2"><text:soft-page-break/><text:span text:style-name="T7">Virales Marketing-Modell Fubuizz</text:span></text:p>
      <text:p text:style-name="P7"><text:span text:style-name="T7">Das Prinzip der Rivalität bietet sich hervorragend als Köder an. Dadurch hat der Nutzer eine Motivation seine Bekannten auf Fubuizz hinzuweisen ohne jedoch den offensichtlichen Anschein zu erwecken Werbung zu machen. Daher sollte man dem Nutzer einer oder am besten gleich mehrere Seedervarianten anbieten um einfach und automatisiert Herausforderungen an seine Bekannten zu versenden. Dafür bieten sich E-Mail, Chat, Social Media und Instant-Messenger an.</text:span></text:p>
      <text:p text:style-name="P7"><text:span text:style-name="T7">Auch ein Belohnungssystem für versendete Herausforderungen sind bei Fubuizz sinnvoll. So könnte der Versender Ingamebelohnungen wie Extrapunkte oder exklusive Inhalte erhalten oder an Gewinnspielen teilnehmen. Um auch den Empfänger der Herausforderung zum spielen zu reizen sollte die Herausforderung einige Faktoren erhalten. Sie sollte gut sichtbar die Punktzahl des Versenders und erhalten, damit der Empfänger direkt mit der Herausforderung konfrontiert und sein Interesse geweckt wird. Zusätzlich sollte natürlich der Name Fubuizz auftauchen und bestenfalls mit einer Verlinkung zur Landingpage verknüpft werden, damit der Empfänger mit Fubuizz konfrontiert wird und unkompliziert weitere Informationen erhalten kann und zum Spiel gelangt.</text:span></text:p>
      <text:p text:style-name="P7"><text:span text:style-name="T7">Zusätzlich sollte dem Sender die Möglichkeit geboten werden einen eigenen Text hinzuzufügen. Die Herausforderung in eigenen Worten eines Bekannten wirkt persönlicher und reizt den Empfänger noch weiter sie anzunehmen.</text:span></text:p>
      <text:p text:style-name="P7"><text:span text:style-name="T7"/></text:p>
      <text:p text:style-name="P7"><text:span text:style-name="T7">Zusätzlich dazu ist es auch möglich weitere Kampagnen im viralen Marketing zu entwickeln indem man beispielsweise auch hier themenrelevante Werbevideos veröffentlicht. Dafür würde jedoch ein gewisses Budget benötigt und müsste noch weiter ausgearbeitet werden. Grundsätzlich ist dies aber auch für Fubuizz eine Option.</text:span></text:p>
      <text:p text:style-name="P7"><text:span text:style-name="T7"/></text:p>
      <text:p text:style-name="P2"><text:span text:style-name="T7">Fazit</text:span></text:p>
      <text:p text:style-name="P7"><text:span text:style-name="T7">Insgesamt lässt sich feststellen, dass sich Fubuizz sehr gut dafür eignet um viral vermarktet zu werden. Dabei ist die Mundpropaganda durch das rivalisierende System angeregt und weitergehend vom Unternehmen unbeeinflussbar. </text:span><text:span text:style-name="T9">Die Strategie der viralen Vermarktung mittels Verschicken von Herausforderungen ist eine Methode mit großen Erfolgsaussichten, da diese verhältnismäßig wenig Arbeitsaufwand erfordert, jedoch richtig eingesetzt viele neue Konsumenten generieren könnte. Dabei sollte man auch unbedingt eine Belohnungsvergabe in Betracht ziehen. Wie genau diese aussehen kann, muss dann mit den Beauftragten für den Spielablauf und der Usability besprochen werden. Weitere Werbekampagnen im Bereich virales Marketing wären theoretisch möglich und könnten sowohl zum Start von Fuuizz als auch zu späteren Zeitpunkt eingebunden werden. Auch eine Möglich für Userbewertungen im Rahmen der digitalen Mundpropaganda sollten angeboten werden.</text:span></text:p>
      <text:p text:style-name="P7"><text:span text:style-name="T7"/></text:p>
      <text:p text:style-name="P7"><text:span text:style-name="T7"><text:s/></text:span></text:p>
      <text:p text:style-name="P7"><text:span text:style-name="T7"/></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09T15:24:30.44</meta:creation-date>
    <meta:document-statistic meta:table-count="0" meta:image-count="0" meta:object-count="0" meta:page-count="3" meta:paragraph-count="39" meta:word-count="1133" meta:character-count="8627"/>
    <dc:date>2016-11-09T19:34:59.35</dc:date>
    <meta:editing-duration>PT15M10S</meta:editing-duration>
    <meta:editing-cycles>1</meta:editing-cycles>
    <meta:generator>OpenOffice/4.1.1$Win32 OpenOffice.org_project/411m6$Build-9775</meta:generator>
  </office:meta>
</office:document-meta>
</file>